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NewRomanPS-ItalicMT" svg:font-family="TimesNewRomanPS-ItalicMT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-ItalicMT1" svg:font-family="TimesNewRomanPS-ItalicMT" style:font-family-generic="system" style:font-pitch="variable"/>
  </office:font-face-decls>
  <office:automatic-styles>
    <style:style style:name="P1" style:family="paragraph" style:parent-style-name="Footer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6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P13" style:family="paragraph" style:parent-style-name="List_20_Paragraph">
      <style:paragraph-properties fo:margin-left="0cm" fo:margin-right="0cm" fo:line-height="100%" fo:text-indent="0cm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3.752cm" fo:margin-right="0cm" fo:line-height="100%" fo:text-indent="-3.752cm" style:auto-text-indent="false"/>
      <style:text-properties fo:font-size="12pt" fo:background-color="transparent" style:font-size-asian="12pt" style:font-size-complex="12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/>
    </style:style>
    <style:style style:name="P19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name-asian="TimesNewRomanPSMT" style:font-size-asian="14pt" style:font-weight-asian="bold" style:font-name-complex="TimesNewRomanPSMT" style:font-size-complex="14pt"/>
    </style:style>
    <style:style style:name="P23" style:family="paragraph" style:parent-style-name="Standard" style:list-style-name="">
      <style:paragraph-properties fo:text-align="center" style:justify-single-word="false" style:text-autospace="none"/>
      <style:text-properties style:font-name="Times New Roman" fo:font-size="14pt" style:font-name-asian="TimesNewRomanPSMT" style:font-size-asian="14pt" style:font-name-complex="TimesNewRomanPSMT" style:font-size-complex="14pt"/>
    </style:style>
    <style:style style:name="P24" style:family="paragraph" style:parent-style-name="Standard" style:list-style-name="">
      <style:paragraph-properties fo:text-align="center" style:justify-single-word="false" style:text-autospace="none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left="0cm" fo:margin-right="0cm" fo:line-height="100%" fo:text-indent="0cm" style:auto-text-indent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6" style:family="paragraph" style:parent-style-name="Header">
      <style:text-properties fo:font-style="italic" style:font-style-asian="italic" style:font-style-complex="italic"/>
    </style:style>
    <style:style style:name="P27" style:family="paragraph" style:parent-style-name="List_20_Paragraph">
      <style:paragraph-properties fo:margin-left="0cm" fo:margin-right="0cm" fo:line-height="100%" fo:text-indent="0cm" style:auto-text-indent="false"/>
      <style:text-properties fo:font-size="12pt" style:font-size-asian="12pt" style:font-size-complex="12pt"/>
    </style:style>
    <style:style style:name="P28" style:family="paragraph" style:parent-style-name="List_20_Paragraph">
      <style:paragraph-properties fo:margin-left="0cm" fo:margin-right="0cm" fo:line-height="100%" fo:text-indent="0cm" style:auto-text-indent="false"/>
      <style:text-properties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style:font-name="Arial" fo:font-size="16.1000003814697pt" style:font-size-asian="16.1000003814697pt" style:font-size-complex="16.1000003814697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282828" style:font-name="Times New Roman" fo:letter-spacing="normal" fo:font-style="normal" style:text-underline-style="none" fo:font-weight="normal" style:font-weight-asian="bold" style:font-weight-complex="bold"/>
    </style:style>
    <style:style style:name="T5" style:family="text">
      <style:text-properties fo:font-style="italic" style:font-style-asian="italic" style:font-style-complex="italic" style:font-weight-complex="normal"/>
    </style:style>
    <style:style style:name="T6" style:family="text">
      <style:text-properties fo:color="#000000" style:font-name="Times New Roman" style:text-underline-style="none" fo:font-weight="normal" style:font-weight-asian="normal" style:font-weight-complex="normal"/>
    </style:style>
    <style:style style:name="T7" style:family="text">
      <style:text-properties fo:color="#000000" style:font-name="Times New Roman" fo:letter-spacing="normal" fo:language="en" fo:country="GB" style:font-name-asian="Calibri" style:font-name-complex="Calibri" style:text-scale="100%"/>
    </style:style>
    <style:style style:name="T8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-asian="Times New Roman1" style:font-name-complex="Times New Roman1"/>
    </style:style>
    <style:style style:name="T10" style:family="text">
      <style:text-properties style:font-name-asian="TimesNewRomanPSMT" style:font-name-complex="TimesNewRomanPSM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/>
      <text:p text:style-name="P12"/>
      <text:p text:style-name="P12">Design Specification: GROUP 12</text:p>
      <text:p text:style-name="P11"/>
      <text:p text:style-name="P9"/>
      <text:p text:style-name="P10"><text:span text:style-name="T3">Aut</text:span><text:span text:style-name="T6">hors: </text:span><text:span text:style-name="T7">bea16, dpb1, alh32, fik, anp28, srp11, lps1, lot15, thw10</text:span></text:p>
      <text:p text:style-name="P7">Config Ref: N/A</text:p>
      <text:p text:style-name="P7">Date: 25/11/2013</text:p>
      <text:p text:style-name="P7">Version: 0.1</text:p>
      <text:p text:style-name="P7">Status: Draft</text:p>
      <text:p text:style-name="P8"/>
      <text:p text:style-name="P8"/>
      <text:p text:style-name="P3"/>
      <text:p text:style-name="P3"/>
      <text:p text:style-name="P3"/>
      <text:p text:style-name="P21"/>
      <text:p text:style-name="P22">Department of Computer Science</text:p>
      <text:p text:style-name="P23">Aberystwyth University</text:p>
      <text:p text:style-name="P23">Aberystwyth</text:p>
      <text:p text:style-name="P23">Ceredigion</text:p>
      <text:p text:style-name="P23">SY23 3DB</text:p>
      <text:p text:style-name="P24"><text:span text:style-name="T10">Copyright © Aberystwyth University 201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9">1 INTRODUCTION<text:tab/>3</text:p>
          <text:p text:style-name="P30">1.1 Purpose of this Document<text:tab/>3</text:p>
          <text:p text:style-name="P30">1.2 Scope<text:tab/>3</text:p>
          <text:p text:style-name="P30">1.3 Objectives<text:tab/>3</text:p>
          <text:p text:style-name="P29">2 DECOMPOSITION DESCRIPTION<text:tab/>3</text:p>
          <text:p text:style-name="P30">2.1 Programs in system<text:tab/>3</text:p>
          <text:p text:style-name="P30">2.2. Significant classes in each program<text:tab/>3</text:p>
          <text:p text:style-name="P30">2.2.1 Significant classes in Program 1<text:tab/>3</text:p>
          <text:p text:style-name="P30">2.2.2 Significant classes in Program 2 .....<text:tab/>3</text:p>
          <text:p text:style-name="P30">2.2.n Significant classes in Program n .....<text:tab/>3</text:p>
          <text:p text:style-name="P30">2.3 Modules shared between programs<text:tab/>3</text:p>
          <text:p text:style-name="P30">2.4 Mapping from requirements to classes<text:tab/>3</text:p>
          <text:p text:style-name="P29">3 DEPENDENCY DESCRIPTION<text:tab/>3</text:p>
          <text:p text:style-name="P30">3.1 Component Diagrams<text:tab/>3</text:p>
          <text:p text:style-name="P30">3.1.1 Component Diagram for Program 1<text:tab/>3</text:p>
          <text:p text:style-name="P30">3.1.2 Component Diagram for Program 2<text:tab/>3</text:p>
          <text:p text:style-name="P30">3.2 Inheritance Relationships<text:tab/>3</text:p>
          <text:p text:style-name="P29">4 INTERFACE DESCRIPTION<text:tab/>3</text:p>
          <text:p text:style-name="P30">4.1 Class 1 interface specification<text:tab/>3</text:p>
          <text:p text:style-name="P30">4.2 Class 2 interface specification . . .<text:tab/>4</text:p>
          <text:p text:style-name="P29">5 DETAILED DESIGN<text:tab/>4</text:p>
          <text:p text:style-name="P30">5.1 Sequence diagrams<text:tab/>4</text:p>
          <text:p text:style-name="P30">5.2 Significant algorithms<text:tab/>4</text:p>
          <text:p text:style-name="P30">5.3 Significant data structures<text:tab/>4</text:p>
          <text:p text:style-name="P29">6 REFERENCES<text:tab/>4</text:p>
          <text:p text:style-name="P29">APPENDICES<text:tab/>4</text:p>
        </text:index-body>
      </text:table-of-content>
      <text:p text:style-name="P18"><text:span text:style-name="T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INTRODUCTION</text:h>
      <text:h text:style-name="Heading_20_2" text:outline-level="2">1.1 Purpose of this Document</text:h>
      <text:h text:style-name="Heading_20_2" text:outline-level="2">1.2 Scope</text:h>
      <text:h text:style-name="Heading_20_2" text:outline-level="2">1.3 Objectives</text:h>
      <text:h text:style-name="Heading_20_1" text:outline-level="1">2 DECOMPOSITION DESCRIPTION</text:h>
      <text:h text:style-name="Heading_20_2" text:outline-level="2">2.1 Programs in system</text:h>
      <text:h text:style-name="Heading_20_2" text:outline-level="2">2.2. Significant classes in each program</text:h>
      <text:h text:style-name="Heading_20_2" text:outline-level="2">2.2.1 Significant classes in Program 1</text:h>
      <text:h text:style-name="Heading_20_2" text:outline-level="2">2.2.2 Significant classes in Program 2 .....</text:h>
      <text:h text:style-name="Heading_20_2" text:outline-level="2">2.2.n Significant classes in Program n .....</text:h>
      <text:h text:style-name="Heading_20_2" text:outline-level="2">2.3 Modules shared between programs</text:h>
      <text:h text:style-name="Heading_20_2" text:outline-level="2">2.4 Mapping from requirements to classes</text:h>
      <text:h text:style-name="Heading_20_1" text:outline-level="1">3 DEPENDENCY DESCRIPTION</text:h>
      <text:h text:style-name="Heading_20_2" text:outline-level="2">3.1 Component Diagrams</text:h>
      <text:h text:style-name="Heading_20_2" text:outline-level="2">3.1.1 Component Diagram for Program 1</text:h>
      <text:h text:style-name="Heading_20_2" text:outline-level="2">3.1.2 Component Diagram for Program 2</text:h>
      <text:h text:style-name="Heading_20_2" text:outline-level="2">3.2 Inheritance Relationships</text:h>
      <text:h text:style-name="Heading_20_1" text:outline-level="1">4 INTERFACE DESCRIPTION</text:h>
      <text:h text:style-name="Heading_20_2" text:outline-level="2">4.1 Class 1 interface specification</text:h>
      <text:h text:style-name="Heading_20_2" text:outline-level="2"><text:soft-page-break/>4.2 Class 2 interface specification . . .</text:h>
      <text:h text:style-name="Heading_20_1" text:outline-level="1">5 DETAILED DESIGN</text:h>
      <text:h text:style-name="Heading_20_2" text:outline-level="2">5.1 Sequence diagrams</text:h>
      <text:h text:style-name="Heading_20_2" text:outline-level="2">5.2 Significant algorithms</text:h>
      <text:h text:style-name="Heading_20_2" text:outline-level="2">5.3 Significant data structures</text:h>
      <text:h text:style-name="Heading_20_1" text:outline-level="1">6 REFERENCES</text:h>
      <text:h text:style-name="P31" text:outline-level="1"><text:span text:style-name="T9">APPENDICES</text:span></text:h>
      <text:h text:style-name="Heading_20_1" text:outline-level="1"/>
      <text:h text:style-name="Heading_20_1" text:outline-level="1"/>
      <text:h text:style-name="Heading_20_1" text:outline-level="1"><text:span text:style-name="T8"/></text:h>
      <text:p text:style-name="P5"/>
      <text:p text:style-name="P6"/>
      <text:p text:style-name="P4"/>
      <text:p text:style-name="P19"><text:span text:style-name="T1"/></text:p>
      <text:p text:style-name="P16"/>
      <text:p text:style-name="P27"><text:span text:style-name="T4"><text:s/></text:span><text:span text:style-name="T2"><text:line-break/><text:line-break/></text:span><text:span text:style-name="T2"><text:line-break/><text:line-break/></text:span></text:p>
      <text:p text:style-name="P14"/>
      <text:p text:style-name="P13"/>
      <text:p text:style-name="P2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charset="x-symbol"/>
    <style:font-face style:name="Mangal2" svg:font-family="Manga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NewRomanPS-ItalicMT" svg:font-family="TimesNewRomanPS-ItalicMT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-ItalicMT1" svg:font-family="TimesNewRomanPS-ItalicMT" style:font-family-generic="system" style:font-pitch="variable"/>
  </office:font-face-decls>
  <office:styles>
    <draw:marker draw:name="a19" svg:viewBox="0 0 20 30" svg:d="m10 0-10 30h20z"/>
    <draw:marker draw:name="a23" svg:viewBox="0 0 20 30" svg:d="m10 0-10 30h20z"/>
    <draw:marker draw:name="a24" svg:viewBox="0 0 20 30" svg:d="m10 0-10 30h20z"/>
    <draw:marker draw:name="a26" svg:viewBox="0 0 20 30" svg:d="m10 0-10 30h20z"/>
    <draw:marker draw:name="a3" svg:viewBox="0 0 20 30" svg:d="m10 0-10 30h20z"/>
    <draw:marker draw:name="a32" svg:viewBox="0 0 20 30" svg:d="m10 0-10 30h20z"/>
    <draw:marker draw:name="a35" svg:viewBox="0 0 20 30" svg:d="m10 0-10 30h20z"/>
    <draw:marker draw:name="a38" svg:viewBox="0 0 20 30" svg:d="m10 0-10 30h20z"/>
    <draw:marker draw:name="a45" svg:viewBox="0 0 20 30" svg:d="m10 0-10 30h20z"/>
    <draw:marker draw:name="a6" svg:viewBox="0 0 20 30" svg:d="m10 0-10 30h20z"/>
    <draw:marker draw:name="a9" svg:viewBox="0 0 20 30" svg:d="m10 0-10 30h20z"/>
    <draw:stroke-dash draw:name="Dash" draw:style="rect" draw:dots1="1" draw:dots1-length="0.079cm" draw:distance="0.079cm"/>
    <draw:stroke-dash draw:name="a18" draw:style="rect" draw:dots1="1" draw:dots1-length="0.079cm" draw:distance="0.079cm"/>
    <draw:stroke-dash draw:name="a2" draw:style="rect" draw:dots1="1" draw:dots1-length="0.079cm" draw:distance="0.079cm"/>
    <draw:stroke-dash draw:name="a22" draw:style="rect" draw:dots1="1" draw:dots1-length="0.079cm" draw:distance="0.079cm"/>
    <draw:stroke-dash draw:name="a25" draw:style="rect" draw:dots1="1" draw:dots1-length="0.079cm" draw:distance="0.079cm"/>
    <draw:stroke-dash draw:name="a31" draw:style="rect" draw:dots1="1" draw:dots1-length="0.079cm" draw:distance="0.079cm"/>
    <draw:stroke-dash draw:name="a34" draw:style="rect" draw:dots1="1" draw:dots1-length="0.079cm" draw:distance="0.079cm"/>
    <draw:stroke-dash draw:name="a37" draw:style="rect" draw:dots1="1" draw:dots1-length="0.079cm" draw:distance="0.079cm"/>
    <draw:stroke-dash draw:name="a44" draw:style="rect" draw:dots1="1" draw:dots1-length="0.079cm" draw:distance="0.079cm"/>
    <draw:stroke-dash draw:name="a5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38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5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19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46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3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27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4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P2" style:family="paragraph" style:parent-style-name="Foot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oup 12 Design Specification <text:tab/>v0.1<text:tab/>Draft</text:p>
      </style:header>
      <style:footer>
        <text:p text:style-name="MP2">Aberystwyth University / Computer Science<text:tab/><text:tab/>Page <text:page-number text:select-page="current">4</text:page-number> of <text:page-count>4</text:page-count></text:p>
      </style:footer>
    </style:master-page>
    <style:master-page style:name="MP0" style:page-layout-name="Mpm2"/>
    <style:master-page style:name="Landscape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4:19:58.10</meta:creation-date>
    <dc:date>2013-11-25T05:10:32.67</dc:date>
    <meta:editing-duration>PT10H53M54S</meta:editing-duration>
    <meta:editing-cycles>54</meta:editing-cycles>
    <meta:generator>OpenOffice/4.0.1$Win32 OpenOffice.org_project/401m5$Build-9714</meta:generator>
    <dc:creator>Luke Suggett</dc:creator>
    <meta:document-statistic meta:table-count="0" meta:image-count="0" meta:object-count="0" meta:page-count="4" meta:paragraph-count="68" meta:word-count="298" meta:character-count="1881"/>
  </office:meta>
</office:document-meta>
</file>